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16.4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6"/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5"/>
        <table:table-column table:style-name="co5" table:default-cell-style-name="ce1"/>
        <table:table-row table:style-name="ro1">
          <table:table-cell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MODELE</text:p>
          </table:table-cell>
          <table:table-cell table:style-name="ce2" office:value-type="string" calcext:value-type="string">
            <text:p>QUANTITE</text:p>
          </table:table-cell>
          <table:table-cell table:style-name="ce2" office:value-type="string" calcext:value-type="string">
            <text:p>PRIX (euro)</text:p>
          </table:table-cell>
          <table:table-cell table:style-name="ce2" office:value-type="string" calcext:value-type="string">
            <text:p>FOURNISSEUR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AlaMode pour Raspberry Pi v3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3" calcext:value-type="currency">
            <text:p>23,00 €</text:p>
          </table:table-cell>
          <table:table-cell office:value-type="string" calcext:value-type="string">
            <text:p><text:a xlink:href="http://www.makershed.com/products/alamode-for-raspberry-pi.html" xlink:type="simple">http://www.makershed.com/products/alamode-for-raspberry-pi.html</text:a></text:p>
          </table:table-cell>
        </table:table-row>
        <table:table-row table:style-name="ro1">
          <table:table-cell table:formula="of:=[.A3] + 1" office:value-type="float" office:value="2" calcext:value-type="float">
            <text:p>2</text:p>
          </table:table-cell>
          <table:table-cell office:value-type="string" calcext:value-type="string">
            <text:p>Raspberry Pi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string" calcext:value-type="string">
            <text:p><text:a xlink:href="http://www.kubii.fr/raspberry-pi/76-raspberry-pi-modele-a-256mo-3170111000507.html" xlink:type="simple">http://www.kubii.fr/raspberry-pi/76-raspberry-pi-modele-a-256mo-3170111000507.html</text:a></text:p>
          </table:table-cell>
        </table:table-row>
        <table:table-row table:style-name="ro1">
          <table:table-cell table:formula="of:=[.A4] + 1" office:value-type="float" office:value="3" calcext:value-type="float">
            <text:p>3</text:p>
          </table:table-cell>
          <table:table-cell office:value-type="string" calcext:value-type="string">
            <text:p>NFC Shield </text:p>
          </table:table-cell>
          <table:table-cell office:value-type="string" calcext:value-type="string">
            <text:p>SLD01097P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string" calcext:value-type="string">
            <text:p><text:a xlink:href="http://www.seeedstudio.com/depot/nfc-shield-v20-p-1370.html" xlink:type="simple">http://www.seeedstudio.com/depot/nfc-shield-v20-p-1370.html</text:a></text:p>
          </table:table-cell>
        </table:table-row>
        <table:table-row table:style-name="ro1">
          <table:table-cell table:formula="of:=[.A5] + 1" office:value-type="float" office:value="4" calcext:value-type="float">
            <text:p>4</text:p>
          </table:table-cell>
          <table:table-cell office:value-type="string" calcext:value-type="string">
            <text:p>Bees Shield</text:p>
          </table:table-cell>
          <table:table-cell office:value-type="string" calcext:value-type="string">
            <text:p>INT119B2P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9" calcext:value-type="currency">
            <text:p>9,00 €</text:p>
          </table:table-cell>
          <table:table-cell office:value-type="string" calcext:value-type="string">
            <text:p><text:a xlink:href="http://www.seeedstudio.com/depot/bees-shield-p-672.html" xlink:type="simple">http://www.seeedstudio.com/depot/bees-shield-p-672.html</text:a></text:p>
          </table:table-cell>
        </table:table-row>
        <table:table-row table:style-name="ro1">
          <table:table-cell table:formula="of:=[.A6] + 1" office:value-type="float" office:value="5" calcext:value-type="float">
            <text:p>5</text:p>
          </table:table-cell>
          <table:table-cell office:value-type="string" calcext:value-type="string">
            <text:p>Planches de 5mm d'épaisseu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Default"/>
        </table:table-row>
        <table:table-row table:style-name="ro1">
          <table:table-cell table:formula="of:=[.A7] + 1" office:value-type="float" office:value="6" calcext:value-type="float">
            <text:p>6</text:p>
          </table:table-cell>
          <table:table-cell office:value-type="string" calcext:value-type="string">
            <text:p>Hub USB ThePiHut à 7 ports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string" calcext:value-type="string">
            <text:p>http://thepihut.com/products/7-port-usb-hub-for-the-raspberry-pi.html</text:p>
          </table:table-cell>
        </table:table-row>
        <table:table-row table:style-name="ro1">
          <table:table-cell table:formula="of:=[.A8] + 1" office:value-type="float" office:value="7" calcext:value-type="float">
            <text:p>7</text:p>
          </table:table-cell>
          <table:table-cell table:style-name="ce3" office:value-type="string" calcext:value-type="string">
            <text:p>Adaptateur wifi EDUP</text:p>
          </table:table-cell>
          <table:table-cell office:value-type="string" calcext:value-type="string">
            <text:p>EP-N8508G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string" calcext:value-type="string">
            <text:p><text:a xlink:href="http://www.amazon.fr/EDUP-EP-N8508GS-150Mbps-Network-802-11n/dp/B00VEDL4WK/ref=sr_1_2?ie=UTF8&amp;qid=1430150384&amp;sr=8-2&amp;keywords=EDUP+EP-N8508GS" xlink:type="simple">Amazon.fr</text:a></text:p>
          </table:table-cell>
        </table:table-row>
        <table:table-row table:style-name="ro1">
          <table:table-cell table:formula="of:=[.A9] + 1" office:value-type="float" office:value="8" calcext:value-type="float">
            <text:p>8</text:p>
          </table:table-cell>
          <table:table-cell office:value-type="string" calcext:value-type="string">
            <text:p>Caméra H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string" calcext:value-type="string">
            <text:p><text:a xlink:href="http://www.amazon.fr/BisLinks®-Module-caméra-arrière-Connecteur/dp/B00A8ZVXP8/ref=sr_1_18?s=electronics&amp;ie=UTF8&amp;qid=1430150708&amp;sr=1-18&amp;keywords=caméra+recul" xlink:type="simple">Amazon.fr</text:a></text:p>
          </table:table-cell>
        </table:table-row>
        <table:table-row table:style-name="ro1">
          <table:table-cell table:formula="of:=[.A10] + 1" office:value-type="float" office:value="9" calcext:value-type="float">
            <text:p>9</text:p>
          </table:table-cell>
          <table:table-cell office:value-type="string" calcext:value-type="string">
            <text:p>Ecran LCD 4,3 pouces avec caméra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12" calcext:value-type="currency">
            <text:p>12,00 €</text:p>
          </table:table-cell>
          <table:table-cell office:value-type="string" calcext:value-type="string">
            <text:p><text:a xlink:href="http://www.amazon.fr/MONITEUR-ECRAN-CAMERA-RECUL-VEHICULE/dp/B00B4M18CC/ref=sr_1_3?ie=UTF8&amp;qid=1430150539&amp;sr=8-3&amp;keywords=4,3+LCD+pouces" xlink:type="simple">Amazon.fr</text:a></text:p>
          </table:table-cell>
        </table:table-row>
        <table:table-row table:style-name="ro1">
          <table:table-cell table:formula="of:=[.A11] + 1" office:value-type="float" office:value="10" calcext:value-type="float">
            <text:p>10</text:p>
          </table:table-cell>
          <table:table-cell office:value-type="string" calcext:value-type="string">
            <text:p>Microphone Trust</text:p>
          </table:table-cell>
          <table:table-cell table:style-name="ce4" office:value-type="float" office:value="16973" calcext:value-type="float">
            <text:p>1697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string" calcext:value-type="string">
            <text:p><text:a xlink:href="http://www.amazon.fr/Trust-Starzz-Microphone-pour-PC/dp/B003MFYY3Y/ref=sr_1_11?s=computers&amp;ie=UTF8&amp;qid=1430150854&amp;sr=1-11&amp;keywords=Trust" xlink:type="simple">Amazon.fr</text:a></text:p>
          </table:table-cell>
        </table:table-row>
        <table:table-row table:style-name="ro1">
          <table:table-cell table:formula="of:=[.A12] + 1" office:value-type="float" office:value="11" calcext:value-type="float">
            <text:p>11</text:p>
          </table:table-cell>
          <table:table-cell office:value-type="string" calcext:value-type="string">
            <text:p>Enceinte X-mini II Capsule</text:p>
          </table:table-cell>
          <table:table-cell office:value-type="string" calcext:value-type="string">
            <text:p>XAM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string" calcext:value-type="string">
            <text:p><text:a xlink:href="http://www.amazon.fr/s/ref=nb_sb_noss_2?__mk_fr_FR=ÅMÅŽÕÑ&amp;url=search-alias=aps&amp;field-keywords=x-mini ii capsule" xlink:type="simple">Amazon.fr</text:a></text:p>
          </table:table-cell>
        </table:table-row>
        <table:table-row table:style-name="ro1">
          <table:table-cell table:formula="of:=[.A13] + 1" office:value-type="float" office:value="12" calcext:value-type="float">
            <text:p>12</text:p>
          </table:table-cell>
          <table:table-cell office:value-type="string" calcext:value-type="string">
            <text:p>Convertisseur de voltage (12V à 5V) CPT</text:p>
          </table:table-cell>
          <table:table-cell office:value-type="string" calcext:value-type="string">
            <text:p>C12050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string" calcext:value-type="string">
            <text:p><text:a xlink:href="http://www.amazon.fr/SODIAL-Convertisseur-Transformateur-Tension-Voltage/dp/B00JGFEQLE/ref=sr_1_4?s=electronics&amp;ie=UTF8&amp;qid=1430151203&amp;sr=1-4&amp;keywords=convertisseur+12v+5v" xlink:type="simple">Amazon.fr</text:a></text:p>
          </table:table-cell>
        </table:table-row>
        <table:table-row table:style-name="ro1">
          <table:table-cell table:formula="of:=[.A14] + 1" office:value-type="float" office:value="13" calcext:value-type="float">
            <text:p>13</text:p>
          </table:table-cell>
          <table:table-cell office:value-type="string" calcext:value-type="string">
            <text:p>Cable USB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string" calcext:value-type="string">
            <text:p><text:a xlink:href="http://www.amazon.fr/Bulk-CABLE-140HS-Câble-USB-2-0/dp/B000ZS9XEQ/ref=sr_1_2?ie=UTF8&amp;qid=1430151239&amp;sr=8-2&amp;keywords=cable+USB" xlink:type="simple">Amazon.fr</text:a></text:p>
          </table:table-cell>
        </table:table-row>
        <table:table-row table:style-name="ro1">
          <table:table-cell table:formula="of:=[.A15] + 1" office:value-type="float" office:value="14" calcext:value-type="float">
            <text:p>14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formula="of:=[.A16] + 1" office:value-type="float" office:value="15" calcext:value-type="float">
            <text:p>15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formula="of:=[.A17] + 1" office:value-type="float" office:value="16" calcext:value-type="float">
            <text:p>16</text:p>
          </table:table-cell>
          <table:table-cell table:number-columns-repeated="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 style:data-style-name="N2" text:time-value="17:39:54.144314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ste 1</meta:initial-creator>
    <meta:creation-date>2015-04-27T16:39:49.233232765</meta:creation-date>
    <dc:date>2015-04-27T18:14:43.705091453</dc:date>
    <dc:creator>Poste 1</dc:creator>
    <meta:editing-duration>PT44M41S</meta:editing-duration>
    <meta:editing-cycles>14</meta:editing-cycles>
    <meta:generator>LibreOffice/4.2.7.2$Linux_X86_64 LibreOffice_project/420m0$Build-2</meta:generator>
    <meta:document-statistic meta:table-count="1" meta:cell-count="77" meta:object-count="0"/>
  </office:meta>
</office:document-meta>
</file>